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master-page-name="Standard">
      <style:paragraph-properties fo:margin-top="0.1665in" fo:margin-bottom="0.1665in" loext:contextual-spacing="false" fo:line-height="100%" style:page-number="1"/>
    </style:style>
    <style:style style:name="P3" style:family="paragraph" style:parent-style-name="Standard">
      <style:paragraph-properties fo:margin-left="1in" fo:margin-right="0in" fo:margin-top="0.1665in" fo:margin-bottom="0.1665in" loext:contextual-spacing="false" fo:line-height="100%" fo:text-indent="0in" style:auto-text-indent="false"/>
    </style:style>
    <style:style style:name="P4" style:family="paragraph" style:parent-style-name="Standard">
      <style:paragraph-properties fo:margin-left="0.0138in" fo:margin-right="0in" fo:margin-top="0.1665in" fo:margin-bottom="0.1665in" loext:contextual-spacing="false" fo:line-height="100%" fo:text-indent="0in" style:auto-text-indent="false"/>
    </style:style>
    <style:style style:name="P5" style:family="paragraph" style:parent-style-name="Standard">
      <style:paragraph-properties fo:margin-left="2in" fo:margin-right="0in" fo:margin-top="0.1665in" fo:margin-bottom="0.1665in" loext:contextual-spacing="false" fo:line-height="100%" fo:text-indent="0in" style:auto-text-indent="false"/>
    </style:style>
    <style:style style:name="P6" style:family="paragraph" style:parent-style-name="Standard">
      <style:paragraph-properties fo:margin-left="1.5138in" fo:margin-right="0in" fo:margin-top="0.1665in" fo:margin-bottom="0.1665in" loext:contextual-spacing="false" fo:line-height="100%" fo:text-indent="-0.0138in" style:auto-text-indent="false"/>
    </style:style>
    <style:style style:name="T1" style:family="text">
      <style:text-properties fo:font-size="7pt" style:font-size-asian="7pt" style:font-size-complex="7pt"/>
    </style:style>
    <style:style style:name="T2" style:family="text">
      <style:text-properties style:font-name="Courier New" style:font-name-asian="Courier New1" style:font-name-complex="Courier New1"/>
    </style:style>
    <style:style style:name="T3" style:family="text">
      <style:text-properties style:font-name="Times New Roman" fo:font-size="7pt" style:font-name-asian="Times New Roman1" style:font-size-asian="7pt" style:font-name-complex="Times New Roman1" style:font-size-complex="7pt"/>
    </style:style>
    <style:style style:name="T4" style:family="text">
      <style:text-properties fo:color="#ff0000" style:font-name="Courier New" fo:font-weight="bold" style:font-name-asian="Courier New1" style:font-weight-asian="bold" style:font-name-complex="Courier New1"/>
    </style:style>
    <style:style style:name="T5" style:family="text">
      <style:text-properties fo:color="#ff0000" style:font-name="Courier New" style:font-name-asian="Courier New1" style:font-name-complex="Courier New1"/>
    </style:style>
    <style:style style:name="T6" style:family="text">
      <style:text-properties fo: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te: next time</text:p>
      <text:p text:style-name="P1">Ls6 seems to dequeue faster for sub 2hours and sub 10 nodes, so, break up jobs into:<text:line-break/> <text:s text:c="11"/><text:tab/>25K per job, 8 nodes, 1h59m rather than 100K, 20-24 nodes, 1h59m</text:p>
      <text:p text:style-name="P1"><text:s/></text:p>
      <text:p text:style-name="P1">HDRx ELiXer Process (on ls6)</text:p>
      <text:p text:style-name="P1">1.<text:span text:style-name="T1"> <text:s text:c="5"/></text:span>Break full list of detectIDs into ~1e5 <text:s/>chunks (use hdrX_selection.ipynb … right now on laptop under notebooks/hdr_run) and copy resulting .dets files to /scratch/xxx</text:p>
      <text:p text:style-name="P3">a.<text:span text:style-name="T1"> <text:s text:c="5"/></text:span>Make sure the IDs are unique</text:p>
      <text:p text:style-name="P3">b.<text:span text:style-name="T1"> <text:s text:c="5"/></text:span>Make sure emission less than x09xxxx, continuum greater than x09xxxx</text:p>
      <text:p text:style-name="P3">c.<text:span text:style-name="T1"> <text:s text:c="5"/></text:span>(all part of hdrX_selection.ipynb)</text:p>
      <text:p text:style-name="P1">2.<text:span text:style-name="T1"> <text:s text:c="5"/></text:span>For each (use –continuum where needed), run selixer:</text:p>
      <text:p text:style-name="P3"><text:span text:style-name="T2">a.</text:span><text:span text:style-name="T3"> <text:s/></text:span><text:span text:style-name="T2">&gt; selixer <text:s/>--log info --hdr 4 <text:s/>--plya_thresh 0.5,0.4,0.3 --name d01 --dets d01_hdr4.emis.dets --check_z 255 <text:s/>--require_hetdex </text:span><text:span text:style-name="T4">--ntasks_per_node 56</text:span><text:span text:style-name="T5"> </text:span><text:span text:style-name="T2">--png --mini --error 3.0 <text:s/>--tasks 0 --nodes ?? --neighborhood 10.0 <text:s/>--email dustin@astro.as.utexas.edu –tmp “/tmp/elixer”<text:line-break/> (OR -–nodes 8 <text:s/></text:span>without<text:span text:style-name="T2"> –timex </text:span>for about 5-6 hours per 100K)<text:line-break/> (OR –nodes 25 will run in about 2 hours (just under) for ls6)<text:line-break/> <text:span text:style-name="T2">(can set –time “01:55:00”)</text:span></text:p>
      <text:p text:style-name="P3"><text:span text:style-name="T2"><text:line-break/></text:span> *** if not using mini and neighborhood could to turn up past 56 ntasks_per_node,<text:line-break/> maybe to 60?<text:line-break/> *** --continuum takes longer (probably due to typically having more neighbor spectra to grab and due to frequently having additional line fitting … more emission lines, many of which need MCMC, and absorption lines (including H&amp;K special fits) that are largely absent from the emission catalog (which typically only fits a single line). Each MCMC takes a few seconds so this can add up quick. May want a –timex 1.5 or higher<text:line-break/><text:line-break/></text:p>
      <text:p text:style-name="P1">3.<text:span text:style-name="T1"> <text:s text:c="5"/></text:span>Check <text:s/>(<text:span text:style-name="T2">find dispatch_*/*/ -name “*[0-9].png” | wc</text:span> ) <text:s/>and (“*[0-9]_nei.png” and _mini.png) the number of generated report images. If close to the target number, accept and move on. If far off, adjust the elixer.slurm file for less time and reduced nodes and run again to pick up those missed.<text:line-break/><text:line-break/> If <text:s/>the –tmp <text:s/>switch is being used, there will be a “copy.done” in each dispatch_xxxx directory that is finished. You can use the clean_slurm_run.py script to update the elixer.run file to remove those entries for dispatch_xxxx that are already finish. Be sure to REDUCE –nodes requested (and maybe the <text:s/>–ntasks_per_node) in the SLURM file so you do NOT exceed the number of lines in the updated elixer.run file. Notice that the output from the script is elixer.run.clean that you will want to check and re-name to elixer.run.<text:line-break/><text:line-break/> May want to check the elixer.log files and the ELIXER.oXXX slurm output for errors. Check for “memory” and “trace” in particular. May be convenient to cat all the elixer.logs into one superlog.txt and grep it. Suggest:<text:line-break/> <text:s text:c="3"/><text:span text:style-name="T2">&gt; grep -I “trace” -B 2 -A 25 <text:s/>superlog.txt &gt; trace.log</text:span></text:p>
      <text:p text:style-name="P1">This will give just the exceptions ( 2 lines before and 25 after) to narrow any debugging</text:p>
      <text:p text:style-name="P1"><text:span text:style-name="T6"><text:s/>&gt;&gt;&gt; simplified check for completed reports: run find_missing_dispatch.py</text:span></text:p>
      <text:p text:style-name="P1"><text:span text:style-name="T6">&gt;&gt;&gt; this will output the dispatches that are incomplete and producer an elixer_sweep.slurm</text:span></text:p>
      <text:p text:style-name="P1"><text:span text:style-name="T6">&gt;&gt;&gt; that can be set as the run file for a copied elixer.slurm (with reduced nodes and time) to</text:span></text:p>
      <text:p text:style-name="P1"><text:span text:style-name="T6">&gt;&gt;&gt; sweep up the dispatches with missing reports</text:span></text:p>
      <text:p text:style-name="P1"><text:s/></text:p>
      <text:p text:style-name="P1">4.<text:span text:style-name="T1"> <text:s text:c="5"/></text:span>&gt; selixer –merge –email xxx@xxx.xxx –tmp “/tmp/elixer”<text:line-break/> (may also want a –timex, but usually the normal is plenty)<text:line-break/> &gt;&gt; if this fails (you get an elixer_merged_cat.fail) or times out, check the logs for fails<text:line-break/> &gt;&gt; you may need to run w/o the –tmp if it completely timesout so you can see where that is occurring. You may also add –time “00:20:00” or longer to give more run-time</text:p>
      <text:p text:style-name="P3">a.<text:span text:style-name="T1"> <text:s text:c="5"/></text:span>For persistent merge fails, there can be corrupt h5 files</text:p>
      <text:p text:style-name="P3">b.<text:span text:style-name="T1"> <text:s text:c="5"/></text:span>Search for any intermediate_merge.working files … these indicate that the dispa tch failed (note intermediate_merge.h5 are completed)</text:p>
      <text:p text:style-name="P3">c.<text:span text:style-name="T1"> <text:s text:c="5"/></text:span>If there are any dispatch_xxxx with a *work* file</text:p>
      <text:p text:style-name="P4"><text:span text:style-name="T1"><text:s text:c="52"/></text:span>i.<text:span text:style-name="T1"> </text:span>can copy check_intermediate_merge.py to the dxx directory</text:p>
      <text:p text:style-name="P4"><text:span text:style-name="T1"><text:s text:c="51"/></text:span>ii.<text:span text:style-name="T1"> </text:span>run python3 check_intermediate_merge.py dispatch_xxxx/merge_xxxx <text:line-break/> (where the xxxx is the dispatch that failed) <text:s/>the output should help ID if any of the dipatch h5 files in the merge_xxxx list are bad</text:p>
      <text:p text:style-name="P4"><text:span text:style-name="T1"><text:s text:c="50"/></text:span>iii.<text:span text:style-name="T1"> <text:s/></text:span>clear out those bad dispatch(es) and re-run them</text:p>
      <text:p text:style-name="P5"><text:soft-page-break/>1.<text:span text:style-name="T1"> <text:s text:c="5"/></text:span>usually just open a vm-small or development idev and run the dispatch manually rather than re-run the entire SLURM</text:p>
      <text:p text:style-name="P5">2.<text:span text:style-name="T1"> <text:s text:c="5"/></text:span>cd to that dispatch and run the elixer.py line from the elixer.run file in the top directory for that dispatch. You do NOT need the leading or trailing cd <text:s/>(UNLESS you run from the top directory, then you want the entire line with the leading and trailing “cd”)</text:p>
      <text:p text:style-name="P6"><text:span text:style-name="T1"><text:s text:c="50"/></text:span>iv.<text:span text:style-name="T1"> <text:tab/></text:span>Once those are complete, re-try the merge<text:line-break/><text:line-break/></text:p>
      <text:p text:style-name="P1">5.<text:span text:style-name="T1"> <text:s text:c="5"/></text:span>Check the elixer_merged_cat.h5 for missing detections and combine with any others missing a report or neighbor image. Can include missing _mini.png as well, but usually don’t. Keep a running list of those that are missing and will sweep them up and run those after the main lists are complete.</text:p>
      <text:p text:style-name="P3">a.<text:span text:style-name="T1"> <text:s text:c="5"/></text:span>Open an idev ( <text:s/>idev -A Hobby-Eberly-Telesco <text:s/>-t 2:00:00 <text:s/>)</text:p>
      <text:p text:style-name="P3">b.<text:span text:style-name="T1"> <text:s text:c="5"/></text:span>Run &gt; elixer –missing –dets &lt;path to dets file&gt; -f<text:line-break/> (-f is to force the default options)<text:line-break/> can run in background <text:s/>and spin up multiples, one for each directory that has its elixer_merged_cat.h5 ready</text:p>
      <text:p text:style-name="P3">c.<text:span text:style-name="T1"> <text:s text:c="5"/></text:span>Output is elixer_recovery_list.dets : this contains a list of detect IDs that should be re-run based on the rules from step (b).</text:p>
      <text:p text:style-name="P3">d.<text:span text:style-name="T1"> <text:s text:c="5"/></text:span>All the elixer_recovery_list.dets files should be cat-ted together after the main runs are complete and then used to execute another single run to catch up.</text:p>
      <text:p text:style-name="P1">6.<text:span text:style-name="T1"> <text:s text:c="5"/></text:span>Copy or move all the various .png files to a single, top level “all_pngs” folder. This will be used later by the database builder.</text:p>
      <text:p text:style-name="P3">a.<text:span text:style-name="T1"> <text:s text:c="5"/></text:span>For the imaging databases, see image_db_update.sh in the elixer code directory.</text:p>
      <text:p text:style-name="P6"><text:span text:style-name="T1"><text:s text:c="52"/></text:span>i.<text:span text:style-name="T1"> <text:tab/></text:span>Basically, add the min and max starting 5 digits of the emission detections and separately the continuum detections in the appropriately labeled loops in image_db_update.sh</text:p>
      <text:p text:style-name="P6"><text:span text:style-name="T1"><text:s text:c="51"/></text:span>ii.<text:span text:style-name="T1"> <text:tab/></text:span>Also update the paths at the top to be what you want for the inputs and outputs</text:p>
      <text:p text:style-name="P6"><text:span text:style-name="T1"><text:s text:c="50"/></text:span>iii.<text:span text:style-name="T1"> <text:tab/></text:span>Source the image_db_update.sh and output to a file … this will be the run file for the database creation slurm.</text:p>
      <text:p text:style-name="P6"><text:span text:style-name="T1"><text:s text:c="50"/></text:span>iv.<text:span text:style-name="T1"> <text:tab/></text:span>!PAY ATTENTION! To the comments at the top of image_db_update.sh</text:p>
      <text:p text:style-name="P6"><text:span text:style-name="T1"><text:s text:c="51"/></text:span>v.<text:span text:style-name="T1"> <text:tab/></text:span>Make sure the output location exists and the input directory has all the images</text:p>
      <text:p text:style-name="P6"><text:span text:style-name="T1"><text:s text:c="50"/></text:span>vi.<text:span text:style-name="T1"> <text:tab/></text:span>Modify image_db.slurm as needed for the TACC environment</text:p>
      <text:p text:style-name="P5">1.<text:span text:style-name="T1"> <text:s text:c="5"/></text:span>!NOTICE: there is not enough storage on /tmp (only 144GB or 112GB depending on which nodes) to run the continuum database db creation (which needs around 200 GB) or more than a few emission databases so this really needs to be run directly on /scratch and NOT on /tmp and copied</text:p>
      <text:p text:style-name="P3">b.<text:span text:style-name="T1"> <text:s text:c="5"/></text:span>Run at the end, after all are done. Can be run more than once if you want to run to get in the bulk. Then run a second time on just the re-run or missed reports. And even a third time on just those that are updated following a “–cluster” run.</text:p>
      <text:p text:style-name="P1">7.<text:span text:style-name="T1"> <text:s text:c="5"/></text:span>Merging: copy all the various elixer_merged_cat.h5 files into a single directory (excluding any from any sweep/re-runs of missing or corrupt detections) and name them so they do not collide.</text:p>
      <text:p text:style-name="P3">a.<text:span text:style-name="T1"> <text:s text:c="5"/></text:span>Either copy to /work so can use the hub (which works very well) OR</text:p>
      <text:p text:style-name="P3">b.<text:span text:style-name="T1"> <text:s text:c="5"/></text:span>Open an idev session to a normal queue:<text:line-break/> <text:span text:style-name="T2">idev -A Hobby-Eberly-Telesco <text:s/>-t 4:00:00 <text:s/>-p skx-normal</text:span></text:p>
      <text:p text:style-name="P6"><text:span text:style-name="T1"><text:s text:c="52"/></text:span>i.<text:span text:style-name="T1"> <text:tab/></text:span>Need to use skx-normal so can reserve more than 2 hours. It can take way over 2 hours to merge ~ 2 million records</text:p>
      <text:p text:style-name="P6"><text:span text:style-name="T1"><text:s text:c="51"/></text:span>ii.<text:span text:style-name="T1"> <text:tab/></text:span>The knl-normal (just “normal”) is VERY SLOW … don’t use -p normal</text:p>
      <text:p text:style-name="P6"><text:span text:style-name="T1"><text:s text:c="50"/></text:span>iii.<text:span text:style-name="T1"> <text:tab/></text:span>(note: this is not a SLURM merge). Could re-write to be a slurm merge (like the usual post-run merge) and it would be more efficient.</text:p>
      <text:p text:style-name="P3">c.<text:span text:style-name="T1"> <text:s text:c="5"/></text:span>Run just: elixer (or elixer.test) –merge_local</text:p>
      <text:p text:style-name="P1">8.<text:span text:style-name="T1"> <text:s text:c="5"/></text:span>?? Merge HDR3 and HDR4</text:p>
      <text:p text:style-name="P3"><text:soft-page-break/>a.<text:span text:style-name="T1"> <text:s text:c="5"/></text:span>Create a new hdf5 file that is HDR3.0.3 + HDR4; the detectIDS are already unique so this is just a standard merge, NOT a - - merge_unique</text:p>
      <text:p text:style-name="P3">b.<text:span text:style-name="T1"> <text:s text:c="5"/></text:span>Can then use this combined file for clustering</text:p>
      <text:p text:style-name="P3"><text:s/></text:p>
      <text:p text:style-name="P1">9.<text:span text:style-name="T1"> <text:s text:c="5"/></text:span>Clustering – once all the runs are complete, and all .h5 merged together, including the sweeps/missing detections, then re-run all the original detection files with the same elixer options, but add –cluster &lt;path to elixer_merged_cat.h5&gt;</text:p>
      <text:p text:style-name="P3">a.<text:span text:style-name="T1"> <text:s text:c="5"/></text:span>The cat.h5 file is the fully merged file of all detections</text:p>
      <text:p text:style-name="P3">b.<text:span text:style-name="T1"> <text:s text:c="5"/></text:span>The –cluster checks all detections in the passed in –dets file to see if any are eligible for clustering (based on brightness , distance to next HETDEX object, etc).</text:p>
      <text:p text:style-name="P3">c.<text:span text:style-name="T1"> <text:s text:c="5"/></text:span>Any that qualify are re-run and may be assigned a neighbor’s redshift</text:p>
      <text:p text:style-name="P3">d.<text:span text:style-name="T1"> <text:s text:c="5"/></text:span>Any that do not qualify are skipped</text:p>
      <text:p text:style-name="P3">e.<text:span text:style-name="T1"> <text:s text:c="5"/></text:span>Only around 1% will actually re-run</text:p>
      <text:p text:style-name="P3">f.<text:span text:style-name="T1"> <text:s text:c="6"/></text:span>Merge together all that did re-run and then merge_unique into the main elixer_merged_cat.h5</text:p>
      <text:p text:style-name="P3">g.<text:span text:style-name="T1"> <text:s text:c="5"/></text:span>Run the image_db_update.sh again, but just on these updated .pngs (*** NOTICE: only the report changes, not the _nei.png or _mini.png).</text:p>
      <text:p text:style-name="P3">h.<text:span text:style-name="T1"> <text:s text:c="5"/></text:span><text:s/></text:p>
      <text:p text:style-name="P1"><text:line-break/><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64" meta:word-count="1445" meta:character-count="9226" meta:non-whitespace-character-count="6931"/>
    <meta:generator>LibreOfficeDev/6.0.5.2$Linux_X86_64 LibreOffice_project/</meta:generator>
  </office:meta>
</office:document-meta>
</file>